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857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798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 not implemented</text:p>
          </table:table-cell>
          <table:table-cell office:value-type="string" calcext:value-type="string">
            <text:p>Notes</text:p>
          </table:table-cell>
        </table:table-row>
        <table:table-row table:style-name="ro1">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2">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4">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2">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2">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4">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2">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Awake the Sleepe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an’t choose the order of the positions of the cards being added from the discard; always picks the bottom-most card.</text:p>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Coded as a reaction instead</text:p>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omb Blade Squadr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4">
          <table:table-cell office:value-type="string" calcext:value-type="string">
            <text:p>Reanimating Warriors</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On kill effects against the reanimating warriors still resolve even if the unit is not destroyed due to the ability.</text:p>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2">
          <table:table-cell office:value-type="string" calcext:value-type="string">
            <text:p>Treacherous Lhamaea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Not Forced, coded as a reaction, many potential crashes.</text:p>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Legions of Death cards implemented:</text:p>
          </table:table-cell>
          <table:table-cell/>
          <table:table-cell table:formula="of:=COUNTIF([.C257:.C312];&quot;Yes&quot;)/(56)"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Warlord Cycle</text:p>
          </table:table-cell>
          <table:table-cell table:number-columns-repeated="4"/>
        </table:table-row>
        <table:table-row table:style-name="ro1">
          <table:table-cell table:number-columns-repeated="5"/>
        </table:table-row>
        <table:table-row table:style-name="ro1">
          <table:table-cell table:style-name="ce1" office:value-type="string" calcext:value-type="string">
            <text:p>The Howl of Blackmane</text:p>
          </table:table-cell>
          <table:table-cell table:number-columns-repeated="4"/>
        </table:table-row>
        <table:table-row table:style-name="ro1">
          <table:table-cell office:value-type="string" calcext:value-type="string">
            <text:p>Ragnar Blackma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ackmane Sentine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Frostfang</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gnar’s Warcamp</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lackmane’s Hunt</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nterrogator Acolyt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uster the Guar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Noble Dee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Deathskull Loota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mash ‘n Bash</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Death Guard Infant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Heretek Invento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Uber Grotesqu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isions of Agon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Archon’s Palac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aulting Harlequin</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mpowe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tarcannon</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Pirahna Hun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ui Prelat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ming Beacon</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Calamity</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Scourge</text:p>
          </table:table-cell>
          <table:table-cell table:number-columns-repeated="4"/>
        </table:table-row>
        <table:table-row table:style-name="ro1">
          <table:table-cell office:value-type="string" calcext:value-type="string">
            <text:p>Ku'gath Plaguefath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u'gath's Nurgling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Vile Laborat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e Plaguefather's Banne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Fetid Haze</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Morkai Rune Priest</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Fenrisian Wolf</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ron Guard Recrui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Dozer Blad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Inquisitorial Fortres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Attack Squig Herd</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Dakka Dakka Dakk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ustom Field Generato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Klaivex Warleader</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ded Lotus Rifl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oul Seizur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Black Guardia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eath from Abov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Dome of Crystal Seer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ork'an Recruit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auyon Strik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Blacksun Filter</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Gift of the Ethereals</text:p>
          </table:table-cell>
          <table:table-cell table:number-columns-repeated="4"/>
        </table:table-row>
        <table:table-row table:style-name="ro1">
          <table:table-cell office:value-type="string" calcext:value-type="string">
            <text:p>Aun’shi</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Envo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Aun'shi's Sanctu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onor Bla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Ethereal Wisdom</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White Scars Bike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Know No Fea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Crushing Blow</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Mystic Ward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o Arm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Honorifica Imperiali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Mekaniak Repair Krew</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Goff Big Choppa</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mmo Depo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Rotten Plaguebearer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Nurgling Bomb</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hrone of Vainglory</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slyth Mercenary</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Despis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Warlock Destruct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Eldritch Corsai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oretell</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Zogwort’s Curse</text:p>
          </table:table-cell>
          <table:table-cell table:number-columns-repeated="4"/>
        </table:table-row>
        <table:table-row table:style-name="ro1">
          <table:table-cell office:value-type="string" calcext:value-type="string">
            <text:p>Old Zogwor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Runtherder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Zogwort's Hovel</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Wyrdboy Stikk</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Launch da Snots</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Blood Claw Pack</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Rally the Charg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ecluded Apothecarion</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teel Legion Chimera</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allarn Raider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Staging Ground</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Gleeful Plague Beas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bol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ight Grenade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Bloodied Reaver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Crucible of Maledictio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earing Bran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Vectored Vyper Squa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Guardian Mesh Armor</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a'cea XV88 Broadsid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Tense Negotiation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Heavy Marker Dron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The Threat Beyond</text:p>
          </table:table-cell>
          <table:table-cell table:number-columns-repeated="4"/>
        </table:table-row>
        <table:table-row table:style-name="ro1">
          <table:table-cell office:value-type="string" calcext:value-type="string">
            <text:p>Torquemada Coteaz</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Coteaz's Henchmen</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ormosan Black Ship</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Glovodan Eagle</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 Protects</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Firedrake Terminators</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Imperial Fists Siege Force</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Nocturne-Ultima Storm Bolte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Snakebite Thug</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Evil Sunz Warbiker</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ork's Great Heap</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Noise Marine Zealo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Turbulent Rift</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Cacophonic Choir</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Kabalite Halfborn</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lake the Thirs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hadow Field</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Mighty Wraithknight</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eer's Exodu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Slumbering Garden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Fire Warrior Grenadiers</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Ksi'm'yen Orbital City</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table:style-name="ce1" office:value-type="string" calcext:value-type="string">
            <text:p>Descendants of Isha</text:p>
          </table:table-cell>
          <table:table-cell table:number-columns-repeated="4"/>
        </table:table-row>
        <table:table-row table:style-name="ro1">
          <table:table-cell office:value-type="string" calcext:value-type="string">
            <text:p>Baharroth</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harroth's Hawks</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Banner of the Ashen Sky</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The Shining Blade</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Cry of the Wind</text:p>
          </table:table-cell>
          <table:table-cell office:value-type="string" calcext:value-type="string">
            <text:p>Eldar</text:p>
          </table:table-cell>
          <table:table-cell office:value-type="string" calcext:value-type="string">
            <text:p>No</text:p>
          </table:table-cell>
          <table:table-cell table:number-columns-repeated="2"/>
        </table:table-row>
        <table:table-row table:style-name="ro1">
          <table:table-cell office:value-type="string" calcext:value-type="string">
            <text:p>Urien Rakarth</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Twisted Wrack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Rakarth's Experimentations</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Ichor Gauntlet</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Urien's Oubliette</text:p>
          </table:table-cell>
          <table:table-cell office:value-type="string" calcext:value-type="string">
            <text:p>Dark Eldar</text:p>
          </table:table-cell>
          <table:table-cell office:value-type="string" calcext:value-type="string">
            <text:p>No</text:p>
          </table:table-cell>
          <table:table-cell table:number-columns-repeated="2"/>
        </table:table-row>
        <table:table-row table:style-name="ro1">
          <table:table-cell office:value-type="string" calcext:value-type="string">
            <text:p>Space Wolves Predator</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Primal Howl</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Hallow Librarium</text:p>
          </table:table-cell>
          <table:table-cell office:value-type="string" calcext:value-type="string">
            <text:p>Space Marines</text:p>
          </table:table-cell>
          <table:table-cell office:value-type="string" calcext:value-type="string">
            <text:p>No</text:p>
          </table:table-cell>
          <table:table-cell table:number-columns-repeated="2"/>
        </table:table-row>
        <table:table-row table:style-name="ro1">
          <table:table-cell office:value-type="string" calcext:value-type="string">
            <text:p>Big Shoota Battlewagon</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Made Ta Fight</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Squiggify</text:p>
          </table:table-cell>
          <table:table-cell office:value-type="string" calcext:value-type="string">
            <text:p>Orks</text:p>
          </table:table-cell>
          <table:table-cell office:value-type="string" calcext:value-type="string">
            <text:p>No</text:p>
          </table:table-cell>
          <table:table-cell table:number-columns-repeated="2"/>
        </table:table-row>
        <table:table-row table:style-name="ro1">
          <table:table-cell office:value-type="string" calcext:value-type="string">
            <text:p>Ancient Keeper of Secrets</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laanesh's Temptatio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Doom Siren</text:p>
          </table:table-cell>
          <table:table-cell office:value-type="string" calcext:value-type="string">
            <text:p>Chaos</text:p>
          </table:table-cell>
          <table:table-cell office:value-type="string" calcext:value-type="string">
            <text:p>No</text:p>
          </table:table-cell>
          <table:table-cell table:number-columns-repeated="2"/>
        </table:table-row>
        <table:table-row table:style-name="ro1">
          <table:table-cell office:value-type="string" calcext:value-type="string">
            <text:p>Shrieking Basilisk</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The Emperor's Warrant</text:p>
          </table:table-cell>
          <table:table-cell office:value-type="string" calcext:value-type="string">
            <text:p>Astra Militarum</text:p>
          </table:table-cell>
          <table:table-cell office:value-type="string" calcext:value-type="string">
            <text:p>No</text:p>
          </table:table-cell>
          <table:table-cell table:number-columns-repeated="2"/>
        </table:table-row>
        <table:table-row table:style-name="ro1">
          <table:table-cell office:value-type="string" calcext:value-type="string">
            <text:p>Vior'la Warrior Cadre</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For the Tau'va</text:p>
          </table:table-cell>
          <table:table-cell office:value-type="string" calcext:value-type="string">
            <text:p>Tau</text:p>
          </table:table-cell>
          <table:table-cell office:value-type="string" calcext:value-type="string">
            <text:p>No</text:p>
          </table:table-cell>
          <table:table-cell table:number-columns-repeated="2"/>
        </table:table-row>
        <table:table-row table:style-name="ro1">
          <table:table-cell office:value-type="string" calcext:value-type="string">
            <text:p>Inquisitor Caius Wroth</text:p>
          </table:table-cell>
          <table:table-cell office:value-type="string" calcext:value-type="string">
            <text:p>Neutral</text:p>
          </table:table-cell>
          <table:table-cell office:value-type="string" calcext:value-type="string">
            <text:p>No</text:p>
          </table:table-cell>
          <table:table-cell table:number-columns-repeated="2"/>
        </table:table-row>
        <table:table-row table:style-name="ro1">
          <table:table-cell table:number-columns-repeated="5"/>
        </table:table-row>
        <table:table-row table:style-name="ro2">
          <table:table-cell table:style-name="ce2" office:value-type="string" calcext:value-type="string">
            <text:p>Proportion of Warlord Cycle cards implemented:</text:p>
          </table:table-cell>
          <table:table-cell/>
          <table:table-cell table:formula="of:=COUNTIF([.C319:.C457];&quot;Yes&quot;)/(134)" office:value-type="float" office:value="0.0149253731343284" calcext:value-type="float">
            <text:p>0.0149253731343284</text:p>
          </table:table-cell>
          <table:table-cell table:number-columns-repeated="2"/>
        </table:table-row>
        <table:table-row table:style-name="ro1" table:number-rows-repeated="1048116">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10">00/00/0000</text:date>, <text:time style:data-style-name="N2" text:time-value="15:52:52.0652762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5-10T16:59:25.527118700</dc:date>
    <meta:editing-duration>P6DT18H10M1S</meta:editing-duration>
    <meta:editing-cycles>259</meta:editing-cycles>
    <meta:generator>LibreOffice/25.2.2.2$Windows_X86_64 LibreOffice_project/7370d4be9e3cf6031a51beef54ff3bda878e3fac</meta:generator>
    <meta:document-statistic meta:table-count="1" meta:cell-count="1348" meta:object-count="0"/>
  </office:meta>
</office:document-meta>
</file>